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65cm" fo:min-width="5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8.75cm" fo:min-width="12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5.65cm" fo:min-width="12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cm" svg:height="8.9cm" svg:x="12.2cm" svg:y="8.1cm">
          <text:p text:style-name="P1">int_entrad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cm" svg:y1="9.9cm" svg:x2="12cm" svg:y2="10cm">
          <text:p text:style-name="P1">dato_in (16)</text:p>
        </draw:line>
        <draw:line draw:style-name="gr2" draw:text-style-name="P2" draw:layer="layout" svg:x1="4.2cm" svg:y1="23.3cm" svg:x2="10.2cm" svg:y2="23.3cm">
          <text:p text:style-name="P1">Validacion</text:p>
        </draw:line>
        <draw:line draw:style-name="gr2" draw:text-style-name="P2" draw:layer="layout" svg:x1="4.2cm" svg:y1="25.3cm" svg:x2="10.2cm" svg:y2="25.3cm">
          <text:p text:style-name="P1">Clk</text:p>
        </draw:line>
        <draw:line draw:style-name="gr2" draw:text-style-name="P2" draw:layer="layout" svg:x1="4.2cm" svg:y1="24.3cm" svg:x2="10.2cm" svg:y2="24.3cm">
          <text:p text:style-name="P1">Reset</text:p>
        </draw:line>
        <draw:line draw:style-name="gr2" draw:text-style-name="P2" draw:layer="layout" svg:x1="18.2cm" svg:y1="9.8cm" svg:x2="24.2cm" svg:y2="9.8cm">
          <text:p text:style-name="P1">Entrada (16)</text:p>
        </draw:line>
        <draw:custom-shape draw:style-name="gr3" draw:text-style-name="P1" draw:layer="layout" svg:width="13cm" svg:height="9cm" svg:x="24.2cm" svg:y="8cm">
          <text:p text:style-name="P1">datapath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2cm" svg:y1="25.3cm" svg:x2="10.2cm" svg:y2="14.1cm">
          <text:p/>
        </draw:line>
        <draw:line draw:style-name="gr5" draw:text-style-name="P2" draw:layer="layout" svg:x1="10.2cm" svg:y1="14.1cm" svg:x2="12.2cm" svg:y2="14.1cm">
          <text:p/>
        </draw:line>
        <draw:line draw:style-name="gr5" draw:text-style-name="P2" draw:layer="layout" svg:x1="10.2cm" svg:y1="15.1cm" svg:x2="12.2cm" svg:y2="15.1cm">
          <text:p/>
        </draw:line>
        <draw:line draw:style-name="gr5" draw:text-style-name="P2" draw:layer="layout" svg:x1="10.3cm" svg:y1="16.2cm" svg:x2="12.2cm" svg:y2="16.2cm">
          <text:p/>
        </draw:line>
        <draw:custom-shape draw:style-name="gr6" draw:text-style-name="P1" draw:layer="layout" svg:width="13.1cm" svg:height="5.9cm" svg:x="24.1cm" svg:y="21.1cm">
          <text:p text:style-name="P1">contro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9.7cm" svg:y1="21cm" svg:x2="29.7cm" svg:y2="17.2cm">
          <text:p text:style-name="P1">Mandos</text:p>
        </draw:line>
        <draw:line draw:style-name="gr2" draw:text-style-name="P2" draw:layer="layout" svg:x1="31.7cm" svg:y1="17.1cm" svg:x2="31.7cm" svg:y2="21.1cm">
          <text:p text:style-name="P1">flags</text:p>
        </draw:line>
        <draw:line draw:style-name="gr2" draw:text-style-name="P2" draw:layer="layout" svg:x1="20.1cm" svg:y1="19.3cm" svg:x2="24.3cm" svg:y2="16cm">
          <text:p text:style-name="P1">Clk</text:p>
        </draw:line>
        <draw:line draw:style-name="gr2" draw:text-style-name="P2" draw:layer="layout" svg:x1="20.1cm" svg:y1="17.8cm" svg:x2="24.2cm" svg:y2="14.7cm">
          <text:p text:style-name="P1">Reset</text:p>
        </draw:line>
        <draw:line draw:style-name="gr2" draw:text-style-name="P2" draw:layer="layout" svg:x1="37.1cm" svg:y1="9.8cm" svg:x2="43.1cm" svg:y2="9.8cm">
          <text:p text:style-name="P1">Salida (16)</text:p>
        </draw:line>
        <draw:custom-shape draw:style-name="gr1" draw:text-style-name="P1" draw:layer="layout" svg:width="6cm" svg:height="8.9cm" svg:x="43.1cm" svg:y="8.1cm">
          <text:p text:style-name="P1">int_salid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8.9cm" svg:y1="19.5cm" svg:x2="43.1cm" svg:y2="16.2cm">
          <text:p text:style-name="P1">Clk</text:p>
        </draw:line>
        <draw:line draw:style-name="gr2" draw:text-style-name="P2" draw:layer="layout" svg:x1="38.9cm" svg:y1="18cm" svg:x2="43cm" svg:y2="14.9cm">
          <text:p text:style-name="P1">Reset</text:p>
        </draw:line>
        <draw:line draw:style-name="gr2" draw:text-style-name="P2" draw:layer="layout" svg:x1="49.2cm" svg:y1="11.5cm" svg:x2="55.2cm" svg:y2="11.5cm">
          <text:p text:style-name="P1">Validacion</text:p>
        </draw:line>
        <draw:line draw:style-name="gr2" draw:text-style-name="P2" draw:layer="layout" svg:x1="49.1cm" svg:y1="9.8cm" svg:x2="55.1cm" svg:y2="9.8cm">
          <text:p text:style-name="P1">TD (16)</text:p>
        </draw:line>
        <draw:line draw:style-name="gr2" draw:text-style-name="P2" draw:layer="layout" svg:x1="46.2cm" svg:y1="24.1cm" svg:x2="46.2cm" svg:y2="17cm">
          <text:p text:style-name="P1">Fin</text:p>
        </draw:line>
        <draw:line draw:style-name="gr4" draw:text-style-name="P2" draw:layer="layout" svg:x1="37.4cm" svg:y1="24cm" svg:x2="46.2cm" svg:y2="24cm">
          <text:p/>
        </draw:line>
        <draw:line draw:style-name="gr5" draw:text-style-name="P2" draw:layer="layout" svg:x1="10.3cm" svg:y1="23.3cm" svg:x2="24.1cm" svg:y2="23.3cm">
          <text:p/>
        </draw:line>
        <draw:line draw:style-name="gr5" draw:text-style-name="P2" draw:layer="layout" svg:x1="10.3cm" svg:y1="24.3cm" svg:x2="24.1cm" svg:y2="24.3cm">
          <text:p/>
        </draw:line>
        <draw:line draw:style-name="gr5" draw:text-style-name="P2" draw:layer="layout" svg:x1="10.2cm" svg:y1="25.3cm" svg:x2="24.1cm" svg:y2="2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729fcf" draw:marker-start-width="0.35cm" draw:marker-start-center="false" draw:marker-end-width="0.35cm" draw:marker-end-center="false" svg:stroke-opacity="90%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fo:padding-top="-0.7cm" fo:padding-bottom="0.2cm"/>
      <style:paragraph-properties>
        <style:tab-stops/>
      </style:paragraph-properties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13:14:01.364000000</meta:creation-date>
    <dc:date>2015-04-07T20:45:28.756000000</dc:date>
    <meta:editing-duration>PT52M56S</meta:editing-duration>
    <meta:editing-cycles>6</meta:editing-cycles>
    <meta:generator>LibreOffice/4.4.2.2$Windows_x86 LibreOffice_project/c4c7d32d0d49397cad38d62472b0bc8acff48dd6</meta:generator>
    <meta:document-statistic meta:object-count="27"/>
  </office:meta>
</office:document-meta>
</file>